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2be1" officeooo:paragraph-rsid="00202be1"/>
    </style:style>
    <style:style style:name="P2" style:family="paragraph" style:parent-style-name="Standard" style:list-style-name="L1">
      <style:text-properties officeooo:rsid="00212ef8" officeooo:paragraph-rsid="00212ef8"/>
    </style:style>
    <style:style style:name="P3" style:family="paragraph" style:parent-style-name="Standard" style:list-style-name="L1">
      <style:text-properties officeooo:rsid="002255d7" officeooo:paragraph-rsid="002255d7"/>
    </style:style>
    <style:style style:name="P4" style:family="paragraph" style:parent-style-name="Standard">
      <style:text-properties officeooo:rsid="002255d7" officeooo:paragraph-rsid="002255d7"/>
    </style:style>
    <style:style style:name="P5" style:family="paragraph" style:parent-style-name="Standard" style:list-style-name="L1">
      <style:text-properties officeooo:rsid="0023742a" officeooo:paragraph-rsid="0023742a"/>
    </style:style>
    <style:style style:name="P6" style:family="paragraph" style:parent-style-name="Standard">
      <style:text-properties officeooo:rsid="002664e1" officeooo:paragraph-rsid="002664e1"/>
    </style:style>
    <style:style style:name="P7" style:family="paragraph" style:parent-style-name="Standard" style:list-style-name="L2">
      <style:text-properties officeooo:rsid="00285d16" officeooo:paragraph-rsid="00285d16"/>
    </style:style>
    <style:style style:name="P8" style:family="paragraph" style:parent-style-name="Standard" style:list-style-name="L2">
      <style:text-properties officeooo:rsid="0028bef4" officeooo:paragraph-rsid="002c964e"/>
    </style:style>
    <style:style style:name="P9" style:family="paragraph" style:parent-style-name="Standard" style:list-style-name="L2">
      <style:text-properties officeooo:paragraph-rsid="002d64ec"/>
    </style:style>
    <style:style style:name="P10" style:family="paragraph" style:parent-style-name="Standard" style:list-style-name="L2">
      <style:text-properties officeooo:rsid="002f53e6" officeooo:paragraph-rsid="002f53e6"/>
    </style:style>
    <style:style style:name="T1" style:family="text">
      <style:text-properties officeooo:rsid="00212ef8"/>
    </style:style>
    <style:style style:name="T2" style:family="text">
      <style:text-properties officeooo:rsid="0023742a"/>
    </style:style>
    <style:style style:name="T3" style:family="text">
      <style:text-properties officeooo:rsid="00252ef8"/>
    </style:style>
    <style:style style:name="T4" style:family="text">
      <style:text-properties officeooo:rsid="0028bef4"/>
    </style:style>
    <style:style style:name="T5" style:family="text">
      <style:text-properties officeooo:rsid="00290823"/>
    </style:style>
    <style:style style:name="T6" style:family="text">
      <style:text-properties officeooo:rsid="002d64ec"/>
    </style:style>
    <style:style style:name="T7" style:family="text">
      <style:text-properties fo:color="#94558d" style:font-name="Courier New" fo:font-size="9pt" fo:font-style="normal" fo:font-weight="normal" style:font-size-asian="9pt" style:font-style-asian="normal" style:font-weight-asian="normal"/>
    </style:style>
    <style:style style:name="T8" style:family="text">
      <style:text-properties fo:color="#a9b7c6" style:font-name="Courier New" fo:font-size="9pt" fo:font-style="normal" fo:font-weight="normal" style:font-size-asian="9pt" style:font-style-asian="normal" style:font-weight-asian="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DBModelMan = classe contenitore per Template e Layer.</text:p>
      <text:p text:style-name="P1"><text:span text:style-name="T1">Metodi usati:</text:span></text:p>
      <text:list xml:id="list560226596" text:style-name="L1">
        <text:list-item>
          <text:p text:style-name="P5">LoadTemplates: carica i Template <text:span text:style-name="T3">già esistenti </text:span>dentro all’apposito attributo di ogni Layer, <text:span text:style-name="T3">quindi crea un oggetto TPDBReader con cui carica tutti i file PDB dei 26 monomeri (ALA, ARG, ASN, ASP, CYN, CYS, CYX, DHE, FES, FMN, GLN, GLU, GLY, HEC, HEM, HIS, ILE, LEU, LYS, MET, PHE, PRO, SER, THR, TRP, TYR, VAL). Quindi ricarica i Template nei Layer come fatto all’inizio.</text:span></text:p>
        </text:list-item>
        <text:list-item>
          <text:p text:style-name="P2">AddLayer: aggiunge un TPDBModel alla lista dei Layer.</text:p>
        </text:list-item>
        <text:list-item>
          <text:p text:style-name="P3">LoadLayer: <text:span text:style-name="T2">e</text:span>segue AddLayer() e LoadPDB con il Layer aggiunto.</text:p>
        </text:list-item>
      </text:list>
      <text:p text:style-name="P4"/>
      <text:p text:style-name="P6">TPDBReader = classe che carica i file PDB.</text:p>
      <text:p text:style-name="P6">Metodi usati:</text:p>
      <text:list xml:id="list1980375515" text:style-name="L2">
        <text:list-item>
          <text:p text:style-name="P7">Load: carica il file PDB come una lista di stringhe, separando ognuna di esse dove è presente un carattere di fine riga, quindi invoca il metodo ReadFromList.</text:p>
        </text:list-item>
        <text:list-item>
          <text:p text:style-name="P7">ReadFromList: <text:span text:style-name="T4">invoca il metodo ReadLines, quindi sistema FChainCount e FModelCount e invoca il metodo IndexChains.</text:span></text:p>
        </text:list-item>
        <text:list-item>
          <text:p text:style-name="P8">ReadLines: <text:span text:style-name="T5">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inizializzata FModelCount leggendo il valore dalla stringa sotto analisi. Infine se contiene ‘ENDMDL’ viene incrementato FModelCount.</text:span></text:p>
        </text:list-item>
        <text:list-item>
          <text:p text:style-name="P10">GetPdbAtom: </text:p>
        </text:list-item>
        <text:list-item>
          <text:p text:style-name="P9"><text:span text:style-name="T6">IndexChains: per ogni atomo caricato viene aggiornato l’id della catena facendo ‘</text:span><text:span text:style-name="T7">self</text:span><text:span text:style-name="T8">.FChainIDs[</text:span><text:span text:style-name="T7">self</text:span><text:span text:style-name="T8">.FAtoms[f].ChainNum] = </text:span><text:span text:style-name="T7">self</text:span><text:span text:style-name="T8">.FAtoms[f].ChainID</text:span><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0T20:31:26.136000000</dc:date>
    <meta:editing-duration>PT45M54S</meta:editing-duration>
    <meta:editing-cycles>11</meta:editing-cycles>
    <meta:document-statistic meta:table-count="0" meta:image-count="0" meta:object-count="0" meta:page-count="1" meta:paragraph-count="12" meta:word-count="286" meta:character-count="1868" meta:non-whitespace-character-count="1601"/>
  </office:meta>
</office:document-meta>
</file>